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6" style:parent-style-name="Hyperlink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1" style:parent-style-name="Hyperlink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6" style:parent-style-name="Hyperlink" style:family="text">
      <style:text-properties style:font-name="Helvetica"/>
    </style:style>
    <style:style style:name="T57" style:parent-style-name="DefaultParagraphFont" style:family="text"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1" style:parent-style-name="Hyperlink" style:family="text">
      <style:text-properties style:font-name="Helvetica"/>
    </style:style>
    <style:style style:name="T62" style:parent-style-name="Hyperlink" style:family="text">
      <style:text-properties style:font-name="Helvetica"/>
    </style:style>
    <style:style style:name="T63" style:parent-style-name="DefaultParagraphFont" style:family="text"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7" style:parent-style-name="Hyperlink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2" style:parent-style-name="Hyperlink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7" style:parent-style-name="Hyperlink" style:family="text">
      <style:text-properties style:font-name="Helvetica"/>
    </style:style>
    <style:style style:name="T78" style:parent-style-name="DefaultParagraphFont" style:family="text"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2" style:parent-style-name="Hyperlink" style:family="text">
      <style:text-properties style:font-name="Helvetica"/>
    </style:style>
    <style:style style:name="T83" style:parent-style-name="DefaultParagraphFont" style:family="text"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7" style:parent-style-name="Hyperlink" style:family="text">
      <style:text-properties style:font-name="Helvetica"/>
    </style:style>
    <style:style style:name="T88" style:parent-style-name="Hyperlink" style:family="text">
      <style:text-properties style:font-name="Helvetica"/>
    </style:style>
    <style:style style:name="T89" style:parent-style-name="Hyperlink" style:family="text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4" style:parent-style-name="Hyperlink" style:family="text">
      <style:text-properties style:font-name="Helvetica"/>
    </style:style>
    <style:style style:name="T95" style:parent-style-name="DefaultParagraphFont" style:family="text">
      <style:text-properties style:font-name="Helvetica"/>
    </style:style>
    <style:style style:name="P9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9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9" style:parent-style-name="Hyperlink" style:family="text">
      <style:text-properties style:font-name="Helvetica"/>
    </style:style>
    <style:style style:name="P10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0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10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0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06" style:parent-style-name="Hyperlink" style:family="text">
      <style:text-properties style:font-name="Helvetica"/>
    </style:style>
    <style:style style:name="P10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0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1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  <text:p text:style-name="P44">6.1 – Logical Effort Part 1</text:p>
      <text:p text:style-name="P45"><text:a xlink:href="https://iu.zoom.us/rec/share/IB0cyZD_eISgemVTiFcyU12VHnYR-nnvtp9ufdfrSWPA2uJRqo_G2Z5NIcCkVlR9.C4kofYzOqIlKnWWL" office:target-frame-name="_top" xlink:show="replace"><text:span text:style-name="T46">https://iu.zoom.us/rec/share/IB0cyZD_eISgemVTiFcyU12VHnYR-nnvtp9ufdfrSWPA2uJRqo_G2Z5NIcCkVlR9.C4kofYzOqIlKnWWL</text:span></text:a><text:span text:style-name="T47"><text:s/></text:span></text:p>
      <text:p text:style-name="P48"/>
      <text:p text:style-name="P49">6.2 – Logical Effort Part 2</text:p>
      <text:p text:style-name="P50"><text:a xlink:href="https://iu.zoom.us/rec/share/3GW27LneiHNfTu4meorvl4ZkINGOM493rWDRJw5Tc2lGb7ikOhb-Y3GSUW2vEk-n.Kp6h406uHpjtf0FM" office:target-frame-name="_top" xlink:show="replace"><text:span text:style-name="T51">https://iu.zoom.us/rec/share/3GW27LneiHNfTu4meorvl4ZkINGOM493rWDRJw5Tc2lGb7ikOhb-Y3GSUW2vEk-n.Kp6h406uHpjtf0FM</text:span></text:a><text:span text:style-name="T52"><text:s/></text:span></text:p>
      <text:p text:style-name="P53"/>
      <text:p text:style-name="P54">7.1 – Power Part 1</text:p>
      <text:p text:style-name="P55"><text:a xlink:href="https://iu.zoom.us/rec/share/AlkhefvuuaFjUggwISclvIWVO8xhiOW3e-qe3HULi1uUkSNoJaqiXfOybfc9YiNP.EPRb9MWZWfYSJ1NX" office:target-frame-name="_top" xlink:show="replace"><text:span text:style-name="T56">https://iu.zoom.us/rec/share/AlkhefvuuaFjUggwISclvIWVO8xhiOW3e-qe3HULi1uUkSNoJaqiXfOybfc9YiNP.EPRb9MWZWfYSJ1NX</text:span></text:a><text:span text:style-name="T57"><text:s/></text:span></text:p>
      <text:p text:style-name="P58"/>
      <text:p text:style-name="P59">Tutorial – Layout of Multi-Fingered Devices</text:p>
      <text:p text:style-name="P60"><text:a xlink:href="https://iu.zoom.us/rec/share/fETFyhqPcylNzxxX0JwA7Kotn5Bo2PhOku0jZMsI3lBdYxoAPIhtSgt6_3LEV5sQ.qvU3Je7wRbVcvgQg" office:target-frame-name="_top" xlink:show="replace"><text:span text:style-name="T61">https://iu.zoom.us/rec/share/fETFyhqPcylNzxxX0JwA7Kotn5Bo2PhOku0jZMsI3lBdYxoA</text:span><text:soft-page-break/><text:span text:style-name="T62">PIhtSgt6_3LEV5sQ.qvU3Je7wRbVcvgQg</text:span></text:a><text:span text:style-name="T63"><text:s/></text:span></text:p>
      <text:p text:style-name="P64"/>
      <text:p text:style-name="P65">7.2 – Power Part 2</text:p>
      <text:p text:style-name="P66"><text:a xlink:href="https://iu.zoom.us/rec/share/IEGXRJ2learsH7J7st0nBsebIo4WTS7k3fPTzB2Xkkc5N7IwjgP45wwzlLrt-jaw.RSswX7nz-QySvWgA" office:target-frame-name="_top" xlink:show="replace"><text:span text:style-name="T67">https://iu.zoom.us/rec/share/IEGXRJ2learsH7J7st0nBsebIo4WTS7k3fPTzB2Xkkc5N7IwjgP45wwzlLrt-jaw.RSswX7nz-QySvWgA</text:span></text:a><text:span text:style-name="T68"><text:s/></text:span></text:p>
      <text:p text:style-name="P69"/>
      <text:p text:style-name="P70">8.0 – Scaling</text:p>
      <text:p text:style-name="P71"><text:a xlink:href="https://iu.zoom.us/rec/share/mJF-P_7GrbaXg2dx5hIYmD163PuaiCoFokBc8HRMsgmOwj6hYwzVI86JFZklRPBG.YA3ks7sRqCGGHuFj" office:target-frame-name="_top" xlink:show="replace"><text:span text:style-name="T72">https://iu.zoom.us/rec/share/mJF-P_7GrbaXg2dx5hIYmD163PuaiCoFokBc8HRMsgmOwj6hYwzVI86JFZklRPBG.YA3ks7sRqCGGHuFj</text:span></text:a><text:span text:style-name="T73"><text:s/></text:span></text:p>
      <text:p text:style-name="P74"/>
      <text:p text:style-name="P75">Midterm Review</text:p>
      <text:p text:style-name="P76"><text:a xlink:href="https://iu.zoom.us/rec/share/DM6Tf1R72sKoL9BbUvuZ9yTvmon-PJQ46TXcY80YugZsCn4e_8dNAUgBusLWJfib.WgUjfAsLoV-ddC_b" office:target-frame-name="_top" xlink:show="replace"><text:span text:style-name="T77">https://iu.zoom.us/rec/share/DM6Tf1R72sKoL9BbUvuZ9yTvmon-PJQ46TXcY80YugZsCn4e_8dNAUgBusLWJfib.WgUjfAsLoV-ddC_b</text:span></text:a><text:span text:style-name="T78"><text:s/></text:span></text:p>
      <text:p text:style-name="P79"/>
      <text:p text:style-name="P80">9.0 – Sequential Logic Design</text:p>
      <text:p text:style-name="P81"><text:a xlink:href="https://iu.zoom.us/rec/share/v5cxv-GQ_pwxavBo0FtG0BjJqL-mZfcYCYkl6_ef1vOd7zi4mqn4arTQaWOvOo78.6HHfVEIF8FlaUBrv" office:target-frame-name="_top" xlink:show="replace"><text:span text:style-name="T82">https://iu.zoom.us/rec/share/v5cxv-GQ_pwxavBo0FtG0BjJqL-mZfcYCYkl6_ef1vOd7zi4mqn4arTQaWOvOo78.6HHfVEIF8FlaUBrv</text:span></text:a><text:span text:style-name="T83"><text:s/></text:span></text:p>
      <text:p text:style-name="P84"/>
      <text:p text:style-name="P85">Tutorial – Differential Design and Common Centroid</text:p>
      <text:p text:style-name="P86"><text:a xlink:href="https://iu.zoom.us/rec/share/U37SG1KDLR6LOCtJal2vrFjq4m0MP1SdKa_gzbeZaV00mKLS_9_X-EEt2ZRzO7Yh.GL1KF1mlxHpie12O" office:target-frame-name="_top" xlink:show="replace"><text:span text:style-name="T87">https://iu.zoom.us/rec/share/U37</text:span><text:bookmark-start text:name="_Hlt162341618"/><text:bookmark-start text:name="_Hlt162341619"/><text:span text:style-name="T88">S</text:span><text:bookmark-end text:name="_Hlt162341618"/><text:bookmark-end text:name="_Hlt162341619"/><text:span text:style-name="T89">G1KDLR6LOCtJal2vrFjq4m0MP1SdKa_gzbeZaV00mKLS_9_X-EEt2ZRzO7Yh.GL1KF1mlxHpie12O</text:span></text:a><text:span text:style-name="T90"><text:s/></text:span></text:p>
      <text:p text:style-name="P91"/>
      <text:p text:style-name="P92">10.0 – Metal Interconnect</text:p>
      <text:p text:style-name="P93"><text:a xlink:href="https://iu.zoom.us/rec/share/m7k83xFt8-JIJWlsc3GGv-S3z30SK2tkyozSJxAWRcYeWw2RMUN-MNXhRaL4hhBg.fMxoQOqWR7rBrDmZ?startTime=1711473345000" office:target-frame-name="_top" xlink:show="replace"><text:span text:style-name="T94">https://iu.zoom.us/rec/share/m7k83xFt8-JIJWlsc3GGv-S3z30SK2tkyozSJxAWRcYeWw2RMUN-MNXhRaL4hhBg.fMxoQOqWR7rBrDmZ?startTime=1711473345000</text:span></text:a><text:span text:style-name="T95"><text:s/></text:span></text:p>
      <text:p text:style-name="P96"/>
      <text:p text:style-name="P97">11.1 – SRAM Part 1</text:p>
      <text:p text:style-name="P98"><text:a xlink:href="https://iu.zoom.us/rec/share/AVOyoBq7ugqQtqP7DRvrtjO0pUq7w5SAfB4FvOXIdyeRNt91uGkWkQJ1It2QrQ9_.nFwcWDkTxE_rxWaj?startTime=1712078074000" office:target-frame-name="_top" xlink:show="replace"><text:span text:style-name="T99">https://iu.zoom.us/rec/share/AVOyoBq7ugqQtqP7DRvrtjO0pUq7w5SAfB4FvOXIdyeRNt91uGkWkQJ1It2QrQ9_.nFwcWDkTxE_rxWaj?startTime=1712078074000</text:span></text:a></text:p>
      <text:p text:style-name="P100"/>
      <text:p text:style-name="P101">11.2 – SRAM Part 2</text:p>
      <text:p text:style-name="P102">No video</text:p>
      <text:p text:style-name="P103"/>
      <text:p text:style-name="P104">12.1 – Clocking Part 1</text:p>
      <text:p text:style-name="P105"><text:a xlink:href="https://iu.zoom.us/rec/share/r40LjSsDuljX-ADcPdAabvBnSKCeUdVrQodbCKYzzWYz52RUyh2j7RLCF__uBrEB.2FuwHK_E1shbLXcE" office:target-frame-name="_top" xlink:show="replace"><text:span text:style-name="T106">https://iu.zoom.us/rec/share/r40LjSsDuljX-ADcPdAabvBnSKCeUdVrQodbCKYzzWYz52RUyh2j7RLCF__uBrEB.2FuwHK_E1shbLXcE</text:span></text:a></text:p>
      <text:p text:style-name="P107"/>
      <text:p text:style-name="P108">12.2<text:s/>– Clocking Part<text:s/>2</text:p>
      <text:p text:style-name="P109">No video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2-15T18:11:00Z</meta:creation-date>
    <dc:date>2024-04-18T16:47:00Z</dc:date>
    <meta:template xlink:href="Normal.dotm" xlink:type="simple"/>
    <meta:editing-cycles>6</meta:editing-cycles>
    <meta:editing-duration>PT300S</meta:editing-duration>
    <meta:document-statistic meta:page-count="2" meta:paragraph-count="11" meta:word-count="858" meta:character-count="5744" meta:row-count="40" meta:non-whitespace-character-count="4897"/>
  </office:meta>
</office:document-meta>
</file>